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style:font-size-asian="11pt" style:font-size-complex="11pt"/>
    </style:style>
    <style:style style:name="T1" style:family="text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s/>* To change this template, choose Tools | Templates</text:p>
      <text:p text:style-name="P1"><text:s/>* and open the template in the editor.</text:p>
      <text:p text:style-name="P1"><text:s/>*/</text:p>
      <text:p text:style-name="P1">package toistoharjoittelua;</text:p>
      <text:p text:style-name="P1"/>
      <text:p text:style-name="P1">/**</text:p>
      <text:p text:style-name="P1"><text:s/>*</text:p>
      <text:p text:style-name="P1"><text:s/>* @author hztuomis</text:p>
      <text:p text:style-name="P1"><text:s/>*/</text:p>
      <text:p text:style-name="P1">import java.util.Scanner;</text:p>
      <text:p text:style-name="P1"/>
      <text:p text:style-name="P1">public class Toistoharjoittelua {</text:p>
      <text:p text:style-name="P1"/>
      <text:p text:style-name="P1"><text:s text:c="4"/>/**</text:p>
      <text:p text:style-name="P1"><text:s text:c="5"/>* @param args the command line arguments</text:p>
      <text:p text:style-name="P1"><text:s text:c="5"/>*/</text:p>
      <text:p text:style-name="P1"><text:s text:c="4"/>public static void main(String[] args) {</text:p>
      <text:p text:style-name="P1"><text:s text:c="8"/>// TODO code application logic here</text:p>
      <text:p text:style-name="P1"><text:s text:c="5"/></text:p>
      <text:p text:style-name="P1"><text:s text:c="8"/>Scanner lukija = new Scanner(System.in);</text:p>
      <text:p text:style-name="P1"><text:s text:c="4"/></text:p>
      <text:p text:style-name="P1"><text:s text:c="8"/>Sanapari sanapari = new Sanapari();</text:p>
      <text:p text:style-name="P1"><text:s text:c="8"/>sanapari.annaSanapari();</text:p>
      <text:p text:style-name="P1"><text:s text:c="4"/></text:p>
      <text:p text:style-name="P1"><text:s text:c="8"/>System.out.print("Anna vastaus: ");</text:p>
      <text:p text:style-name="P1"><text:s text:c="8"/>String vastaus = lukija.nextLine();</text:p>
      <text:p text:style-name="P1"/>
      <text:p text:style-name="P1"><text:s text:c="8"/>if ( sanapari.vastausOikein(sanapari.getKysymys(),</text:p>
      <text:p text:style-name="P1"><text:s text:c="12"/>vastaus) ) {</text:p>
      <text:p text:style-name="P1"><text:s text:c="12"/>System.out.println("Oikein");</text:p>
      <text:p text:style-name="P1"><text:s text:c="8"/>} else {</text:p>
      <text:p text:style-name="P1"><text:s text:c="12"/>System.out.println("Väärin");</text:p>
      <text:p text:style-name="P1"><text:s text:c="8"/>} <text:s text:c="3"/></text:p>
      <text:p text:style-name="P1"><text:s text:c="8"/>/*</text:p>
      <text:p text:style-name="P1"><text:s text:c="8"/>System.out.println(" --&gt; " + sanapari.getKysymys() + " - " + </text:p>
      <text:p text:style-name="P1"><text:s text:c="8"/>* <text:s text:c="6"/>sanapari.getVastaus());</text:p>
      <text:p text:style-name="P1"><text:s text:c="8"/>*/ <text:s text:c="3"/></text:p>
      <text:p text:style-name="P1"><text:s text:c="8"/>Sanaparilista sanaPariLista = new Sanaparilista();</text:p>
      <text:p text:style-name="P1"><text:s text:c="8"/>sanaPariLista.lueSanaparitListaan();</text:p>
      <text:p text:style-name="P1"><text:s text:c="4"/>}</text:p>
      <text:p text:style-name="P1"/>
      <text:p text:style-name="P1">}</text:p>
      <text:p text:style-name="P1"/>
      <text:p text:style-name="P1"/>
      <text:p text:style-name="P1"/>
      <text:p text:style-name="P1">/*</text:p>
      <text:p text:style-name="P1"><text:s/>* To change this template, choose Tools | Templates</text:p>
      <text:p text:style-name="P1"><text:s/>* and open the template in the editor.</text:p>
      <text:p text:style-name="P1"><text:s/>*/</text:p>
      <text:p text:style-name="P1">package toistoharjoittelua;</text:p>
      <text:p text:style-name="P1"/>
      <text:p text:style-name="P1">/**</text:p>
      <text:p text:style-name="P1"><text:s/>*</text:p>
      <text:p text:style-name="P1"><text:s/>* @author hztuomis</text:p>
      <text:p text:style-name="P1"><text:s/>*/</text:p>
      <text:p text:style-name="P1"/>
      <text:p text:style-name="P1">import java.util.Scanner;</text:p>
      <text:p text:style-name="P1"><text:soft-page-break/></text:p>
      <text:p text:style-name="P1">public class Sanapari {</text:p>
      <text:p text:style-name="P1"><text:s text:c="4"/>private String kysymys;</text:p>
      <text:p text:style-name="P1"><text:s text:c="4"/>private String vastaus;</text:p>
      <text:p text:style-name="P1"><text:s text:c="4"/></text:p>
      <text:p text:style-name="P1">/* <text:s text:c="3"/>Sanapari (String kysymys, String vastaus) {</text:p>
      <text:p text:style-name="P1"><text:s text:c="8"/>this.kysymys = kysymys;</text:p>
      <text:p text:style-name="P1"><text:s text:c="8"/>this.vastaus = vastaus;</text:p>
      <text:p text:style-name="P1"><text:s text:c="4"/>}</text:p>
      <text:p text:style-name="P1">*/</text:p>
      <text:p text:style-name="P1"><text:s text:c="4"/>Sanapari () {</text:p>
      <text:p text:style-name="P1"><text:s text:c="8"/></text:p>
      <text:p text:style-name="P1"><text:s text:c="4"/>}</text:p>
      <text:p text:style-name="P1"><text:s text:c="4"/></text:p>
      <text:p text:style-name="P1"><text:s text:c="4"/>public String getKysymys() {</text:p>
      <text:p text:style-name="P1"><text:s text:c="8"/>return this.kysymys;</text:p>
      <text:p text:style-name="P1"><text:s text:c="4"/>}</text:p>
      <text:p text:style-name="P1"/>
      <text:p text:style-name="P1"><text:s text:c="4"/>public String getVastaus() {</text:p>
      <text:p text:style-name="P1"><text:s text:c="8"/>return this.vastaus;</text:p>
      <text:p text:style-name="P1"><text:s text:c="4"/>}</text:p>
      <text:p text:style-name="P1"><text:s text:c="4"/></text:p>
      <text:p text:style-name="P1"><text:s text:c="4"/>public void setKysymys(String kysymys) {</text:p>
      <text:p text:style-name="P1"><text:s text:c="8"/>this.kysymys = kysymys;</text:p>
      <text:p text:style-name="P1"><text:s text:c="4"/>}</text:p>
      <text:p text:style-name="P1"/>
      <text:p text:style-name="P1"><text:s text:c="4"/>public void setVastaus(String vastaus) {</text:p>
      <text:p text:style-name="P1"><text:s text:c="8"/>this.vastaus = vastaus;</text:p>
      <text:p text:style-name="P1"><text:s text:c="4"/>}</text:p>
      <text:p text:style-name="P1"><text:s text:c="4"/></text:p>
      <text:p text:style-name="P1"><text:s text:c="4"/>public boolean kysymysTyhja(/*String kysymys*/) {</text:p>
      <text:p text:style-name="P1"><text:s text:c="8"/>return kysymys.equals("");</text:p>
      <text:p text:style-name="P1"><text:s text:c="4"/>}</text:p>
      <text:p text:style-name="P1"><text:s text:c="4"/></text:p>
      <text:p text:style-name="P1"><text:s text:c="4"/>public boolean vastausTyhja(/*String vastaus'*/) {</text:p>
      <text:p text:style-name="P1"><text:s text:c="8"/>return vastaus.equals("");</text:p>
      <text:p text:style-name="P1"><text:s text:c="4"/>}</text:p>
      <text:p text:style-name="P1"/>
      <text:p text:style-name="P1"><text:s text:c="4"/>public void annaSanapari () { <text:s text:c="3"/></text:p>
      <text:p text:style-name="P1"><text:s text:c="8"/></text:p>
      <text:p text:style-name="P1"><text:s text:c="8"/>Scanner lukija = new Scanner(System.in);</text:p>
      <text:p text:style-name="P1"><text:s text:c="8"/></text:p>
      <text:p text:style-name="P1"><text:s text:c="8"/>System.out.print("Anna kysyttävä sana: ");</text:p>
      <text:p text:style-name="P1"><text:s text:c="8"/>String sana = lukija.nextLine();</text:p>
      <text:p text:style-name="P1"><text:s text:c="8"/>System.out.println("Sana oli: " + sana);</text:p>
      <text:p text:style-name="P1"><text:s text:c="8"/>/* tähän mahdollisia tarkastuksia */</text:p>
      <text:p text:style-name="P1"><text:s text:c="8"/>this.kysymys = sana;</text:p>
      <text:p text:style-name="P1"/>
      <text:p text:style-name="P1"><text:s text:c="8"/>System.out.print("Anna vastine: ");</text:p>
      <text:p text:style-name="P1"><text:s text:c="8"/>String vastine = lukija.nextLine();</text:p>
      <text:p text:style-name="P1"><text:s text:c="8"/>System.out.println("Vastine oli: " + vastine);</text:p>
      <text:p text:style-name="P1"><text:s text:c="8"/>/* tähän mahdollisia tarkastuksia */</text:p>
      <text:p text:style-name="P1"><text:s text:c="8"/>this.vastaus = vastine;</text:p>
      <text:p text:style-name="P1"><text:s text:c="8"/>/* hyväksytkö vai hylkäätkö sanaparin?*/</text:p>
      <text:p text:style-name="P1"><text:s text:c="4"/>}</text:p>
      <text:p text:style-name="P1"><text:s text:c="4"/></text:p>
      <text:p text:style-name="P1"><text:s text:c="4"/>public boolean vastausOikein (String kysymys, String vastaus) {</text:p>
      <text:p text:style-name="P1"><text:s text:c="9"/>return this.kysymys.equals(kysymys) &amp;&amp; <text:soft-page-break/>this.vastaus.equals(vastaus);</text:p>
      <text:p text:style-name="P1"><text:s text:c="4"/>}</text:p>
      <text:p text:style-name="P1"><text:s text:c="4"/></text:p>
      <text:p text:style-name="P1"><text:s text:c="4"/>public String toString() {</text:p>
      <text:p text:style-name="P1"><text:s text:c="8"/>return kysymys + " <text:s/>- <text:s/>" + vastaus;</text:p>
      <text:p text:style-name="P1"><text:s text:c="4"/>}</text:p>
      <text:p text:style-name="P1">/*</text:p>
      <text:p text:style-name="P1"><text:s/>* <text:s text:c="4"/>public String toString() {</text:p>
      <text:p text:style-name="P1"><text:s text:c="8"/>return tavarat.size() + " tavaraa (" + laukunPaino + " kg)";</text:p>
      <text:p text:style-name="P1"><text:s text:c="4"/>}</text:p>
      <text:p text:style-name="P1"/>
      <text:p text:style-name="P1"/>
      <text:p text:style-name="P1"><text:s/>*/</text:p>
      <text:p text:style-name="P1"><text:s text:c="4"/></text:p>
      <text:p text:style-name="P1">}</text:p>
      <text:p text:style-name="P1"/>
      <text:p text:style-name="P1"/>
      <text:p text:style-name="P1">/*</text:p>
      <text:p text:style-name="P1"><text:s/>* To change this template, choose Tools | Templates</text:p>
      <text:p text:style-name="P1"><text:s/>* and open the template in the editor.</text:p>
      <text:p text:style-name="P1"><text:s/>*/</text:p>
      <text:p text:style-name="P1">package toistoharjoittelua;</text:p>
      <text:p text:style-name="P1"/>
      <text:p text:style-name="P1">import java.util.ArrayList;</text:p>
      <text:p text:style-name="P1"/>
      <text:p text:style-name="P1">/**</text:p>
      <text:p text:style-name="P1"><text:s/>*</text:p>
      <text:p text:style-name="P1"><text:s/>* @author hztuomis</text:p>
      <text:p text:style-name="P1"><text:s/>*/</text:p>
      <text:p text:style-name="P1">public class Sanaparilista {</text:p>
      <text:p text:style-name="P1">/* ArrayList&lt;Tavara&gt; tavarat = new ArrayList&lt;Tavara&gt;();*/ <text:s text:c="3"/></text:p>
      <text:p text:style-name="P1"><text:s text:c="4"/>private ArrayList&lt;Sanapari&gt; sanaParit = new ArrayList&lt;Sanapari&gt;();</text:p>
      <text:p text:style-name="P1"><text:s text:c="3"/></text:p>
      <text:p text:style-name="P1"><text:s text:c="4"/>public void lueSanaparitListaan() {</text:p>
      <text:p text:style-name="P1"><text:s text:c="8"/>while (true) {</text:p>
      <text:p text:style-name="P1"><text:s text:c="12"/>Sanapari syoteRivi = new Sanapari();</text:p>
      <text:p text:style-name="P1"><text:s text:c="12"/>syoteRivi.annaSanapari();</text:p>
      <text:p text:style-name="P1"><text:s text:c="12"/>if ( (syoteRivi.kysymysTyhja()) || syoteRivi.vastausTyhja() ) {</text:p>
      <text:p text:style-name="P1"><text:s text:c="16"/>System.out.println("Lopetetaan!");</text:p>
      <text:p text:style-name="P1"><text:s text:c="16"/>break; // &lt;&lt;&lt;&lt;&lt;&lt;&lt;&lt;&lt;&lt;&lt;&lt;&lt; POISTUTAAN</text:p>
      <text:p text:style-name="P1"><text:s text:c="12"/>}</text:p>
      <text:p text:style-name="P1"><text:s text:c="12"/>sanaParit.add(syoteRivi);</text:p>
      <text:p text:style-name="P1"><text:s text:c="12"/>System.out.println(syoteRivi);</text:p>
      <text:p text:style-name="P1"><text:s text:c="8"/>}</text:p>
      <text:p text:style-name="P1"><text:s text:c="4"/>}</text:p>
      <text:p text:style-name="P1"><text:s text:c="8"/></text:p>
      <text:p text:style-name="P1">}</text:p>
      <text:p text:style-name="P1"><text:s text:c="4"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kki Tuomisto</meta:initial-creator>
    <meta:creation-date>2012-09-06T15:14:14</meta:creation-date>
    <dc:date>2012-09-06T15:19:50</dc:date>
    <dc:creator>Heikki Tuomisto</dc:creator>
    <meta:editing-duration>P0D</meta:editing-duration>
    <meta:editing-cycles>1</meta:editing-cycles>
    <meta:document-statistic meta:table-count="0" meta:image-count="0" meta:object-count="0" meta:page-count="3" meta:paragraph-count="142" meta:word-count="337" meta:character-count="3613" meta:non-whitespace-character-count="2994"/>
    <meta:generator>LibreOffice/3.5$Linux_X86_64 LibreOffice_project/350m1$Build-2</meta:generator>
  </office:meta>
</office:document-meta>
</file>